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041f8" officeooo:paragraph-rsid="000041f8"/>
    </style:style>
    <style:style style:name="P2" style:family="paragraph" style:parent-style-name="Standard">
      <style:text-properties officeooo:rsid="000041f8" officeooo:paragraph-rsid="00066710"/>
    </style:style>
    <style:style style:name="P3" style:family="paragraph" style:parent-style-name="Standard">
      <style:text-properties officeooo:rsid="002ee975" officeooo:paragraph-rsid="00698628"/>
    </style:style>
    <style:style style:name="P4" style:family="paragraph" style:parent-style-name="Standard">
      <style:text-properties officeooo:rsid="003a47a6" officeooo:paragraph-rsid="00698628"/>
    </style:style>
    <style:style style:name="P5" style:family="paragraph" style:parent-style-name="Standard">
      <style:text-properties officeooo:rsid="0014bf7c" officeooo:paragraph-rsid="0014bf7c"/>
    </style:style>
    <style:style style:name="P6" style:family="paragraph" style:parent-style-name="Standard">
      <style:text-properties officeooo:rsid="003f531a" officeooo:paragraph-rsid="00698628"/>
    </style:style>
    <style:style style:name="P7" style:family="paragraph" style:parent-style-name="Standard">
      <style:text-properties officeooo:rsid="00155a0d" officeooo:paragraph-rsid="00698628"/>
    </style:style>
    <style:style style:name="P8" style:family="paragraph" style:parent-style-name="Standard">
      <style:text-properties fo:font-style="italic" officeooo:rsid="0065056f" officeooo:paragraph-rsid="0065056f" style:font-style-asian="italic" style:font-style-complex="italic"/>
    </style:style>
    <style:style style:name="P9" style:family="paragraph" style:parent-style-name="Standard">
      <style:text-properties fo:font-style="italic" officeooo:rsid="0066faa0" officeooo:paragraph-rsid="0066faa0" style:font-style-asian="italic" style:font-style-complex="italic"/>
    </style:style>
    <style:style style:name="P10" style:family="paragraph" style:parent-style-name="Standard" style:list-style-name="L1">
      <style:text-properties officeooo:rsid="0015f432" officeooo:paragraph-rsid="00698628"/>
    </style:style>
    <style:style style:name="P11" style:family="paragraph" style:parent-style-name="Standard" style:list-style-name="L1">
      <style:text-properties officeooo:rsid="002a1463" officeooo:paragraph-rsid="00698628"/>
    </style:style>
    <style:style style:name="P12" style:family="paragraph" style:parent-style-name="Standard" style:list-style-name="L1">
      <style:text-properties officeooo:rsid="0018b2ab" officeooo:paragraph-rsid="00698628"/>
    </style:style>
    <style:style style:name="P13" style:family="paragraph" style:parent-style-name="Standard" style:list-style-name="L1">
      <style:text-properties officeooo:rsid="001a7a90" officeooo:paragraph-rsid="00698628"/>
    </style:style>
    <style:style style:name="P14" style:family="paragraph" style:parent-style-name="Standard" style:list-style-name="L1">
      <style:text-properties officeooo:rsid="00224061" officeooo:paragraph-rsid="00698628"/>
    </style:style>
    <style:style style:name="P15" style:family="paragraph" style:parent-style-name="Standard" style:list-style-name="L2">
      <style:text-properties officeooo:rsid="003b2b33" officeooo:paragraph-rsid="00698628"/>
    </style:style>
    <style:style style:name="P16" style:family="paragraph" style:parent-style-name="Standard" style:list-style-name="L2">
      <style:text-properties officeooo:rsid="003c3fea" officeooo:paragraph-rsid="00698628"/>
    </style:style>
    <style:style style:name="P17" style:family="paragraph" style:parent-style-name="Standard" style:list-style-name="L2">
      <style:text-properties officeooo:rsid="003f531a" officeooo:paragraph-rsid="00698628"/>
    </style:style>
    <style:style style:name="P18" style:family="paragraph" style:parent-style-name="Standard" style:list-style-name="L3">
      <style:text-properties officeooo:rsid="00066710" officeooo:paragraph-rsid="000d8585"/>
    </style:style>
    <style:style style:name="P19" style:family="paragraph" style:parent-style-name="Standard" style:list-style-name="L3">
      <style:text-properties officeooo:rsid="00066710" officeooo:paragraph-rsid="00468af2"/>
    </style:style>
    <style:style style:name="P20" style:family="paragraph" style:parent-style-name="Standard" style:list-style-name="L3">
      <style:text-properties officeooo:rsid="000d8585" officeooo:paragraph-rsid="00468af2"/>
    </style:style>
    <style:style style:name="P21" style:family="paragraph" style:parent-style-name="Standard" style:list-style-name="L3">
      <style:text-properties officeooo:rsid="0001cf51" officeooo:paragraph-rsid="004840de"/>
    </style:style>
    <style:style style:name="P22" style:family="paragraph" style:parent-style-name="Standard" style:list-style-name="L3">
      <style:text-properties officeooo:rsid="0048ac9a" officeooo:paragraph-rsid="0048ac9a"/>
    </style:style>
    <style:style style:name="P23" style:family="paragraph" style:parent-style-name="Standard" style:list-style-name="L3">
      <style:text-properties officeooo:rsid="004a4c1e" officeooo:paragraph-rsid="0048ac9a"/>
    </style:style>
    <style:style style:name="P24" style:family="paragraph" style:parent-style-name="Standard" style:list-style-name="L3">
      <style:text-properties officeooo:rsid="004a4c1e" officeooo:paragraph-rsid="004a4c1e"/>
    </style:style>
    <style:style style:name="P25" style:family="paragraph" style:parent-style-name="Standard" style:list-style-name="L3">
      <style:text-properties officeooo:rsid="004840de" officeooo:paragraph-rsid="004840de"/>
    </style:style>
    <style:style style:name="P26" style:family="paragraph" style:parent-style-name="Standard" style:list-style-name="L3">
      <style:text-properties officeooo:rsid="000c985a" officeooo:paragraph-rsid="000d8585"/>
    </style:style>
    <style:style style:name="P27" style:family="paragraph" style:parent-style-name="Standard" style:list-style-name="L3">
      <style:text-properties officeooo:rsid="000041f8" officeooo:paragraph-rsid="00147d92"/>
    </style:style>
    <style:style style:name="P28" style:family="paragraph" style:parent-style-name="Standard" style:list-style-name="L3">
      <style:text-properties officeooo:rsid="0051a03b" officeooo:paragraph-rsid="0051a03b"/>
    </style:style>
    <style:style style:name="P29" style:family="paragraph" style:parent-style-name="Standard" style:list-style-name="L3">
      <style:text-properties officeooo:rsid="001171eb" officeooo:paragraph-rsid="00522e86"/>
    </style:style>
    <style:style style:name="P30" style:family="paragraph" style:parent-style-name="Standard" style:list-style-name="L3">
      <style:text-properties officeooo:rsid="005286e5" officeooo:paragraph-rsid="005286e5"/>
    </style:style>
    <style:style style:name="P31" style:family="paragraph" style:parent-style-name="Standard" style:list-style-name="L3">
      <style:text-properties officeooo:rsid="005615df" officeooo:paragraph-rsid="005615df"/>
    </style:style>
    <style:style style:name="P32" style:family="paragraph" style:parent-style-name="Standard" style:list-style-name="L3">
      <style:text-properties officeooo:rsid="0014bf7c" officeooo:paragraph-rsid="0014bf7c"/>
    </style:style>
    <style:style style:name="P33" style:family="paragraph" style:parent-style-name="Standard" style:list-style-name="L4">
      <style:text-properties officeooo:rsid="0059e9f0" officeooo:paragraph-rsid="0059e9f0"/>
    </style:style>
    <style:style style:name="P34" style:family="paragraph" style:parent-style-name="Standard" style:list-style-name="L4">
      <style:text-properties officeooo:rsid="005b12b2" officeooo:paragraph-rsid="005b12b2"/>
    </style:style>
    <style:style style:name="P35" style:family="paragraph" style:parent-style-name="Standard" style:list-style-name="L4">
      <style:text-properties officeooo:rsid="005bdb9f" officeooo:paragraph-rsid="005bdb9f"/>
    </style:style>
    <style:style style:name="P36" style:family="paragraph" style:parent-style-name="Standard" style:list-style-name="L4">
      <style:text-properties officeooo:rsid="005e7b9f" officeooo:paragraph-rsid="005e7b9f"/>
    </style:style>
    <style:style style:name="P37" style:family="paragraph" style:parent-style-name="Standard" style:list-style-name="L4">
      <style:text-properties officeooo:rsid="00617932" officeooo:paragraph-rsid="00617932"/>
    </style:style>
    <style:style style:name="P38" style:family="paragraph" style:parent-style-name="Standard" style:list-style-name="L4">
      <style:text-properties officeooo:rsid="005f6bb2" officeooo:paragraph-rsid="00617932"/>
    </style:style>
    <style:style style:name="P39" style:family="paragraph" style:parent-style-name="Standard" style:list-style-name="L4">
      <style:text-properties officeooo:rsid="005f6bb2" officeooo:paragraph-rsid="005f6bb2"/>
    </style:style>
    <style:style style:name="P40" style:family="paragraph" style:parent-style-name="Standard" style:list-style-name="L4">
      <style:text-properties officeooo:rsid="005fbe89" officeooo:paragraph-rsid="005fbe89"/>
    </style:style>
    <style:style style:name="P41" style:family="paragraph" style:parent-style-name="Standard" style:list-style-name="L4">
      <style:text-properties officeooo:rsid="00607bcc" officeooo:paragraph-rsid="00617932"/>
    </style:style>
    <style:style style:name="P42" style:family="paragraph" style:parent-style-name="Standard" style:list-style-name="L4">
      <style:text-properties officeooo:rsid="0065056f" officeooo:paragraph-rsid="0065056f"/>
    </style:style>
    <style:style style:name="P43" style:family="paragraph" style:parent-style-name="Standard" style:list-style-name="L4">
      <style:text-properties officeooo:rsid="0065056f" officeooo:paragraph-rsid="00684797"/>
    </style:style>
    <style:style style:name="P44" style:family="paragraph" style:parent-style-name="Standard" style:list-style-name="L4">
      <style:text-properties officeooo:rsid="00684797" officeooo:paragraph-rsid="006cfdec"/>
    </style:style>
    <style:style style:name="P45" style:family="paragraph" style:parent-style-name="Standard" style:list-style-name="L4">
      <style:text-properties officeooo:rsid="004357d0" officeooo:paragraph-rsid="006cfdec"/>
    </style:style>
    <style:style style:name="P46" style:family="paragraph" style:parent-style-name="Standard" style:list-style-name="L4">
      <style:text-properties officeooo:rsid="006e0341" officeooo:paragraph-rsid="006e0341"/>
    </style:style>
    <style:style style:name="P47" style:family="paragraph" style:parent-style-name="Standard" style:list-style-name="L4">
      <style:text-properties officeooo:rsid="006e0341" officeooo:paragraph-rsid="006e1c04"/>
    </style:style>
    <style:style style:name="P48" style:family="paragraph" style:parent-style-name="Standard" style:list-style-name="L4">
      <style:text-properties officeooo:rsid="006e0341" officeooo:paragraph-rsid="007428ba"/>
    </style:style>
    <style:style style:name="P49" style:family="paragraph" style:parent-style-name="Standard" style:list-style-name="L4">
      <style:text-properties officeooo:rsid="006e0341" officeooo:paragraph-rsid="0075e3d4"/>
    </style:style>
    <style:style style:name="P50" style:family="paragraph" style:parent-style-name="Standard">
      <style:text-properties officeooo:rsid="006e0341" officeooo:paragraph-rsid="006e0341"/>
    </style:style>
    <style:style style:name="P51" style:family="paragraph" style:parent-style-name="Standard">
      <style:text-properties officeooo:rsid="00155a0d" officeooo:paragraph-rsid="00698628"/>
    </style:style>
    <style:style style:name="P52" style:family="paragraph" style:parent-style-name="Standard" style:list-style-name="L4">
      <style:text-properties officeooo:rsid="006e1c04" officeooo:paragraph-rsid="006e1c04"/>
    </style:style>
    <style:style style:name="P53" style:family="paragraph" style:parent-style-name="Standard" style:list-style-name="L4">
      <style:text-properties officeooo:rsid="006e1c04" officeooo:paragraph-rsid="0071edae"/>
    </style:style>
    <style:style style:name="P54" style:family="paragraph" style:parent-style-name="Standard" style:list-style-name="L4">
      <style:text-properties officeooo:rsid="006e1c04" officeooo:paragraph-rsid="0075e3d4"/>
    </style:style>
    <style:style style:name="P55" style:family="paragraph" style:parent-style-name="Standard" style:list-style-name="L4">
      <style:text-properties officeooo:rsid="006e8269" officeooo:paragraph-rsid="0075e3d4"/>
    </style:style>
    <style:style style:name="P56" style:family="paragraph" style:parent-style-name="Standard" style:list-style-name="L4">
      <style:text-properties officeooo:rsid="006e8269" officeooo:paragraph-rsid="007a133e"/>
    </style:style>
    <style:style style:name="P57" style:family="paragraph" style:parent-style-name="Standard" style:list-style-name="L4">
      <style:text-properties officeooo:rsid="0071edae" officeooo:paragraph-rsid="0071edae"/>
    </style:style>
    <style:style style:name="P58" style:family="paragraph" style:parent-style-name="Standard" style:list-style-name="L4">
      <style:text-properties officeooo:rsid="007329cf" officeooo:paragraph-rsid="007329cf"/>
    </style:style>
    <style:style style:name="P59" style:family="paragraph" style:parent-style-name="Standard" style:list-style-name="L4">
      <style:text-properties officeooo:rsid="007329cf" officeooo:paragraph-rsid="0075e3d4"/>
    </style:style>
    <style:style style:name="P60" style:family="paragraph" style:parent-style-name="Standard" style:list-style-name="L4">
      <style:text-properties officeooo:rsid="00744717" officeooo:paragraph-rsid="00744717"/>
    </style:style>
    <style:style style:name="P61" style:family="paragraph" style:parent-style-name="Standard" style:list-style-name="L4">
      <style:text-properties officeooo:rsid="00744717" officeooo:paragraph-rsid="0075e3d4"/>
    </style:style>
    <style:style style:name="P62" style:family="paragraph" style:parent-style-name="Standard" style:list-style-name="L4">
      <style:text-properties officeooo:rsid="007b562a" officeooo:paragraph-rsid="007b562a"/>
    </style:style>
    <style:style style:name="P63" style:family="paragraph" style:parent-style-name="Standard">
      <style:text-properties officeooo:rsid="007d936a" officeooo:paragraph-rsid="007d936a"/>
    </style:style>
    <style:style style:name="P64" style:family="paragraph" style:parent-style-name="Standard" style:list-style-name="L5">
      <style:text-properties officeooo:rsid="007d936a" officeooo:paragraph-rsid="007d936a"/>
    </style:style>
    <style:style style:name="T1" style:family="text">
      <style:text-properties officeooo:rsid="0001d035"/>
    </style:style>
    <style:style style:name="T2" style:family="text">
      <style:text-properties officeooo:rsid="0002f462"/>
    </style:style>
    <style:style style:name="T3" style:family="text">
      <style:text-properties officeooo:rsid="00066710"/>
    </style:style>
    <style:style style:name="T4" style:family="text">
      <style:text-properties officeooo:rsid="00082ca3"/>
    </style:style>
    <style:style style:name="T5" style:family="text">
      <style:text-properties officeooo:rsid="000d8585"/>
    </style:style>
    <style:style style:name="T6" style:family="text">
      <style:text-properties fo:font-style="italic" officeooo:rsid="00082ca3" style:font-style-asian="italic" style:font-style-complex="italic"/>
    </style:style>
    <style:style style:name="T7" style:family="text">
      <style:text-properties fo:font-style="italic" officeooo:rsid="000d8585" style:font-style-asian="italic" style:font-style-complex="italic"/>
    </style:style>
    <style:style style:name="T8" style:family="text">
      <style:text-properties officeooo:rsid="001e956e"/>
    </style:style>
    <style:style style:name="T9" style:family="text">
      <style:text-properties officeooo:rsid="00275339"/>
    </style:style>
    <style:style style:name="T10" style:family="text">
      <style:text-properties officeooo:rsid="002a1463"/>
    </style:style>
    <style:style style:name="T11" style:family="text">
      <style:text-properties officeooo:rsid="002cad15"/>
    </style:style>
    <style:style style:name="T12" style:family="text">
      <style:text-properties officeooo:rsid="002fc1c8"/>
    </style:style>
    <style:style style:name="T13" style:family="text">
      <style:text-properties officeooo:rsid="0031cef5"/>
    </style:style>
    <style:style style:name="T14" style:family="text">
      <style:text-properties officeooo:rsid="0032e9f8"/>
    </style:style>
    <style:style style:name="T15" style:family="text">
      <style:text-properties officeooo:rsid="003485ba"/>
    </style:style>
    <style:style style:name="T16" style:family="text">
      <style:text-properties officeooo:rsid="003e36cd"/>
    </style:style>
    <style:style style:name="T17" style:family="text">
      <style:text-properties officeooo:rsid="003e98d7"/>
    </style:style>
    <style:style style:name="T18" style:family="text">
      <style:text-properties officeooo:rsid="0040493e"/>
    </style:style>
    <style:style style:name="T19" style:family="text">
      <style:text-properties officeooo:rsid="00416b5f"/>
    </style:style>
    <style:style style:name="T20" style:family="text">
      <style:text-properties officeooo:rsid="00468af2"/>
    </style:style>
    <style:style style:name="T21" style:family="text">
      <style:text-properties officeooo:rsid="004840de"/>
    </style:style>
    <style:style style:name="T22" style:family="text">
      <style:text-properties officeooo:rsid="004a4c1e"/>
    </style:style>
    <style:style style:name="T23" style:family="text">
      <style:text-properties officeooo:rsid="004c27f5"/>
    </style:style>
    <style:style style:name="T24" style:family="text">
      <style:text-properties officeooo:rsid="00522e86"/>
    </style:style>
    <style:style style:name="T25" style:family="text">
      <style:text-properties officeooo:rsid="005519b3"/>
    </style:style>
    <style:style style:name="T26" style:family="text">
      <style:text-properties officeooo:rsid="0057d341"/>
    </style:style>
    <style:style style:name="T27" style:family="text">
      <style:text-properties officeooo:rsid="005d0499"/>
    </style:style>
    <style:style style:name="T28" style:family="text">
      <style:text-properties officeooo:rsid="006375b8"/>
    </style:style>
    <style:style style:name="T29" style:family="text">
      <style:text-properties officeooo:rsid="0066faa0"/>
    </style:style>
    <style:style style:name="T30" style:family="text">
      <style:text-properties officeooo:rsid="006e1c04"/>
    </style:style>
    <style:style style:name="T31" style:family="text">
      <style:text-properties officeooo:rsid="006e37df"/>
    </style:style>
    <style:style style:name="T32" style:family="text">
      <style:text-properties officeooo:rsid="0071edae"/>
    </style:style>
    <style:style style:name="T33" style:family="text">
      <style:text-properties officeooo:rsid="00734469"/>
    </style:style>
    <style:style style:name="T34" style:family="text">
      <style:text-properties officeooo:rsid="007428ba"/>
    </style:style>
    <style:style style:name="T35" style:family="text">
      <style:text-properties style:text-position="super 58%" officeooo:rsid="007428ba"/>
    </style:style>
    <style:style style:name="T36" style:family="text">
      <style:text-properties officeooo:rsid="00744717"/>
    </style:style>
    <style:style style:name="T37" style:family="text">
      <style:text-properties officeooo:rsid="0075e3d4"/>
    </style:style>
    <style:style style:name="T38" style:family="text">
      <style:text-properties officeooo:rsid="007a133e"/>
    </style:style>
    <style:style style:name="T39" style:family="text">
      <style:text-properties officeooo:rsid="007cdc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 Combination Logic</text:p>
      <text:p text:style-name="P63">To do:</text:p>
      <text:p text:style-name="P63">Finish reading 4.11 Multiplexers (implementing functions)</text:p>
      <text:p text:style-name="P50"/>
      <text:p text:style-name="P50">Devices</text:p>
      <text:list xml:id="list235819532" text:style-name="L4">
        <text:list-item>
          <text:list>
            <text:list-item>
              <text:p text:style-name="P46">Encoders, Decoders and Multiplexers</text:p>
            </text:list-item>
            <text:list-item>
              <text:p text:style-name="P46">Adders and Subtractors</text:p>
            </text:list-item>
          </text:list>
        </text:list-item>
      </text:list>
      <text:p text:style-name="P50"/>
      <text:p text:style-name="P50">More specific device types</text:p>
      <text:list xml:id="list4142523349352" text:continue-numbering="true" text:style-name="L4">
        <text:list-item>
          <text:list>
            <text:list-item>
              <text:p text:style-name="P52">2-to-4-line decoder</text:p>
            </text:list-item>
            <text:list-item>
              <text:p text:style-name="P52">3-to-8-line decoder</text:p>
            </text:list-item>
            <text:list-item>
              <text:p text:style-name="P46">2-to-1-line multiplexer</text:p>
            </text:list-item>
            <text:list-item>
              <text:p text:style-name="P52">4-to-1-line multiplexer</text:p>
            </text:list-item>
            <text:list-item>
              <text:p text:style-name="P58">Quadruple two-to-one-line multiplexer <text:s/>(multi-bit selection logic)</text:p>
            </text:list-item>
          </text:list>
        </text:list-item>
      </text:list>
      <text:p text:style-name="P7"/>
      <text:p text:style-name="P7"/>
      <text:p text:style-name="P63">Goals for the chapter</text:p>
      <text:list xml:id="list1315105989" text:style-name="L5">
        <text:list-item>
          <text:p text:style-name="P64">Understand the functionality of half adder and full adder</text:p>
        </text:list-item>
        <text:list-item>
          <text:p text:style-name="P64">(Implement a boolean function with a decoder)</text:p>
        </text:list-item>
        <text:list-item>
          <text:p text:style-name="P64">Implement a boolean function with a multiplexer</text:p>
        </text:list-item>
      </text:list>
      <text:p text:style-name="P7"/>
      <text:p text:style-name="P7">Decoders</text:p>
      <text:list xml:id="list2303475572" text:style-name="L1">
        <text:list-item>
          <text:p text:style-name="P10"><text:span text:style-name="T12">In its implementation the n-to-m-line decoder uses</text:span> inverters <text:span text:style-name="T10">with </text:span>AND <text:span text:style-name="T12">(or NAND) </text:span>gates to <text:span text:style-name="T8">decode possible outputs </text:span>from <text:span text:style-name="T10">a set of inputs (See figure 4.18 and 4.19).</text:span></text:p>
        </text:list-item>
        <text:list-item>
          <text:p text:style-name="P10"><text:span text:style-name="T13">Decoded </text:span>output<text:span text:style-name="T10">s with </text:span>value<text:span text:style-name="T10">s</text:span> <text:span text:style-name="T10">of </text:span>1 represent <text:span text:style-name="T10">the </text:span>minterm equivalent<text:span text:style-name="T13">s</text:span> of <text:span text:style-name="T10">the </text:span>binary coded number<text:span text:style-name="T9">s</text:span> available in the input lines. <text:s/></text:p>
        </text:list-item>
        <text:list-item>
          <text:p text:style-name="P11">Enable inputs allow for interconnecting of two or more standard components to form similar functions with more inputs and outputs. (See figure 4.20).</text:p>
        </text:list-item>
        <text:list-item>
          <text:p text:style-name="P12">In general decoders may operate with complemented or uncomplemented outputs, which means the output corresponding to coded minterms may be a 0 or a 1. <text:s/>This is not to be confused with active-low enable, which refers to the enable input signal. <text:s/>Multiple enable inputs can work to satisfy various logic conditions for the circuit. <text:s/></text:p>
        </text:list-item>
        <text:list-item>
          <text:p text:style-name="P13"><text:span text:style-name="T14">A “</text:span>decoder demultiplexer” <text:span text:style-name="T11">use its enable input as a data signal and several other signal inputs to control the selection of specific output via bit combinations.</text:span></text:p>
        </text:list-item>
        <text:list-item>
          <text:p text:style-name="P14"><text:span text:style-name="T15">It is possible to implement boolean functions with a n-to-m-line decoder and </text:span>OR gate. <text:s/><text:span text:style-name="T10">(See figure 4.21). <text:s/>If more than 2^n / 2 minterms are needed expressing F’ instead of F has fewer minterms and construction of the circuit with a NOR logic gate instead of OR gate.</text:span></text:p>
        </text:list-item>
      </text:list>
      <text:p text:style-name="P3"/>
      <text:p text:style-name="P4">Encoders</text:p>
      <text:list xml:id="list1946895273" text:style-name="L2">
        <text:list-item>
          <text:p text:style-name="P15">Encoders are the inverse operation of decoders, but have their own limitations or concerns when using.</text:p>
        </text:list-item>
        <text:list-item>
          <text:p text:style-name="P15">Priorities have to be established for the possibility that two input lines are logic 1, since it is assumed that at most one input line is on.</text:p>
        </text:list-item>
        <text:list-item>
          <text:p text:style-name="P15">There is also a potential issue with encoding the value of 0 if it can be represented more than 1 way, e.g. 1 0 0 0 0 0 0 0 (for the octal to binary encoder), but also a signal 0 0 0 0 0 0 0 0</text:p>
        </text:list-item>
        <text:list-item>
          <text:p text:style-name="P16">Solutions to problems discussed above are...a priority encoder operation <text:span text:style-name="T16">to ensure the higher of </text:span>two or more inputs <text:span text:style-name="T16">when </text:span>equal to 1 take precedence. <text:s/><text:span text:style-name="T17">For other issue the </text:span>addition to the outputs <text:span text:style-name="T17">of </text:span>a valid bit indicator is set to 1 <text:span text:style-name="T17">in case no signals then no valid input and it is 0</text:span>.</text:p>
        </text:list-item>
        <text:list-item>
          <text:p text:style-name="P17">In the priority encoder the output of a encoded signal is only generated if higher priority inputs are 0.</text:p>
        </text:list-item>
        <text:list-item>
          <text:p text:style-name="P17"><text:soft-page-break/>Using K-maps with don’t care conditions produces the simplified Boolean expressions for the priority encoder. <text:s/>The valid input bit is then included as an OR function of all inputs, e.g. D0 + D1 + … <text:span text:style-name="T18">+</text:span> Dn <text:span text:style-name="T19">= V</text:span></text:p>
        </text:list-item>
      </text:list>
      <text:p text:style-name="P6"/>
      <text:p text:style-name="P9">Section 4.1 to 4.3</text:p>
      <text:list xml:id="list1402177013" text:style-name="L3">
        <text:list-item>
          <text:p text:style-name="P18">A logic circuit is combinational if its outputs over time is a function of only present inputs, <text:span text:style-name="T5">which differs from </text:span>sequential circuits <text:span text:style-name="T20">that are time-dependent with state storage.</text:span></text:p>
        </text:list-item>
        <text:list-item>
          <text:p text:style-name="P20">Both circuit types (comb’l + seque’l) are essential to digital systems</text:p>
        </text:list-item>
        <text:list-item>
          <text:p text:style-name="P19"><text:span text:style-name="T20">Integrated circuits use CC as their standard components and digital systems use SC as their building blocks (covered in later </text:span>chapters<text:span text:style-name="T5">)</text:span>. </text:p>
        </text:list-item>
        <text:list-item>
          <text:p text:style-name="P21"><text:span text:style-name="T5">C</text:span>ombinational circuits <text:span text:style-name="T3">are often </text:span>block <text:span text:style-name="T4">shapes in a diagram that makes use of </text:span><text:span text:style-name="T6">n </text:span><text:span text:style-name="T4">analog signal </text:span>input<text:span text:style-name="T5">s</text:span> and <text:span text:style-name="T7">m </text:span>output<text:span text:style-name="T5">s</text:span> interpreted <text:span text:style-name="T21">as the </text:span>binary signal<text:span text:style-name="T2">s representing </text:span>logic 0 <text:span text:style-name="T1">or </text:span>logic 1.</text:p>
        </text:list-item>
        <text:list-item>
          <text:p text:style-name="P22">The m <text:span text:style-name="T22">circuit </text:span>outputs means that a circuit’s <text:span text:style-name="T22">output </text:span>logic may require <text:span text:style-name="T22">more than a single </text:span>functions <text:span text:style-name="T22">or several </text:span>to account for <text:span text:style-name="T22">all </text:span>its behavior. <text:s/>(information transformation task = larger concept for circuit <text:span text:style-name="T22">analysis</text:span>)</text:p>
        </text:list-item>
        <text:list-item>
          <text:p text:style-name="P22">When analyzing choose between a set of functions or a truth table from the diagram.</text:p>
        </text:list-item>
        <text:list-item>
          <text:p text:style-name="P23">For functions the work can be done in arbitrary order and it will work, based on substitution algebraically as needed for the higher levels until reaching function output F, G, etc.</text:p>
        </text:list-item>
        <text:list-item>
          <text:p text:style-name="P23">To produce a truth table directly from the circuit diagram it follows a more ordered method. </text:p>
          <text:list>
            <text:list-item>
              <text:p text:style-name="P24">For n inputs form the 2^n possible input combinations and list the binary numbers from 0 to (2^-1) in a table.</text:p>
            </text:list-item>
            <text:list-item>
              <text:p text:style-name="P24">Label the outputs of selected gates with arbitrary symbols.</text:p>
            </text:list-item>
            <text:list-item>
              <text:p text:style-name="P24">Obtain the truth table for the outputs which are functions of only inputs to the circuit.</text:p>
            </text:list-item>
            <text:list-item>
              <text:p text:style-name="P24">Proceed with output of other gates that depends on the defined values from earlier step<text:span text:style-name="T23">(s)</text:span></text:p>
            </text:list-item>
          </text:list>
        </text:list-item>
        <text:list-item>
          <text:p text:style-name="P25">A common application of the circuit’s source and destination signals are storage registers.</text:p>
        </text:list-item>
        <text:list-item>
          <text:p text:style-name="P26">To analyze a circuit may involve a simulation or an explanation of the operation of the circuit.</text:p>
        </text:list-item>
      </text:list>
      <text:p text:style-name="P2"/>
      <text:p text:style-name="P8">Section 4.4</text:p>
      <text:list xml:id="list4143461577393" text:continue-numbering="true" text:style-name="L3">
        <text:list-item>
          <text:p text:style-name="P27">The design of combinational circuits starts from <text:span text:style-name="T3">a </text:span>specification of objective and culminates in a logic diagram or a set of Boolean functions from which the logic diagram can be obtained.</text:p>
        </text:list-item>
        <text:list-item>
          <text:p text:style-name="P28">The output functions specified in a truth table give the exact definition of the combinational circuit. <text:s/>Therefore a correct truth table for the specifications is critical to the design.</text:p>
        </text:list-item>
        <text:list-item>
          <text:p text:style-name="P29"><text:span text:style-name="T24">Practical </text:span>design <text:span text:style-name="T24">of Integrated Circuits includes these concerns</text:span>: <text:s/><text:span text:style-name="T24">restrictions </text:span>or limitations <text:span text:style-name="T24">such as number of gates, number of inputs to a gate, propagation time of a signal through the gates, number of interconnections, and a driving capability limitation that is about how many outputs the circuit may be connected. <text:s/></text:span></text:p>
        </text:list-item>
        <text:list-item>
          <text:p text:style-name="P30">A code converter (e.g. BCD to Excess-3) is a circuit designed to convert from one set of codes to another for example between different systems. <text:s/>Since equivalent logic can be implemented <text:span text:style-name="T25">with </text:span>various codes the converter exists <text:span text:style-name="T25">in order to take the 4 bits of BCD and convert them to Excess-3, and since that has 4 bits as well so this means 4 inputs and 4 outputs to the circuit. <text:s/>(Also uses 4 karnaugh maps to produce the 2 level logic for each output function.)</text:span></text:p>
        </text:list-item>
        <text:list-item>
          <text:p text:style-name="P31">Using common gates for two or more outputs is a possible benefit when designing multiple output systems with three or more levels of gates.</text:p>
        </text:list-item>
        <text:list-item>
          <text:p text:style-name="P31">The BCD to Excess 3 code converter is done more efficiently (lower gate count) if done in three levels instead of just two. <text:s/><text:span text:style-name="T26">(Using subcircuits)</text:span></text:p>
        </text:list-item>
        <text:list-item>
          <text:p text:style-name="P32">In general, multilevel logic circuits exploit subcircuits that can be used to form more than one output, and results in fewer gates. <text:s/>An example of subcircuit is the result (C + D) when it is is used to form more complex expressions for the output variables.</text:p>
        </text:list-item>
      </text:list>
      <text:p text:style-name="P5"><text:soft-page-break/></text:p>
      <text:p text:style-name="P8">Sections 4.5 <text:span text:style-name="T29">and </text:span>4.7</text:p>
      <text:list xml:id="list4142965012134" text:continue-list="list4142523349352" text:style-name="L4">
        <text:list-item>
          <text:p text:style-name="P33">Digital computers perform a variety of information processing tasks including various arithmetic operations, which addition of digits is the simplest and most basic.</text:p>
        </text:list-item>
        <text:list-item>
          <text:p text:style-name="P33">A carry bit is the result of an addition of numbers in a single place of digits that requires a higher significant bit to be used.</text:p>
        </text:list-item>
        <text:list-item>
          <text:p text:style-name="P34">Implementing addition with a carry bit requires two half-adders that combine to form a full-adder. <text:span text:style-name="T27">In both cases the outputs are determined by the arithmetic sum of the inputs.</text:span></text:p>
        </text:list-item>
        <text:list-item>
          <text:p text:style-name="P35">The half-adder, which involves 2 inputs and 2 outputs (for Sum and Carry) is implemented with an exclusive-OR gate (for Sum) and AND gate (for Carry).</text:p>
        </text:list-item>
        <text:list-item>
          <text:p text:style-name="P35">A full-adder is used to add n-bit binary numbers, with addition beginning at least significant bit and each next bit higher needs to proceed by considering the bits in each word along with the carryover bit from addition in previous positions.</text:p>
        </text:list-item>
        <text:list-item>
          <text:p text:style-name="P36">Expressing the physical (analog signal) as well as the logical (binary logic) of a full adder demonstrate the different interpretations of the circuit in solving larger problems.</text:p>
        </text:list-item>
        <text:list-item>
          <text:p text:style-name="P37">Binary Adder (Key Concepts)</text:p>
          <text:list>
            <text:list-item>
              <text:p text:style-name="P38">A binary adder is a cascade of full-adders, forming a chain.</text:p>
            </text:list-item>
            <text:list-item>
              <text:p text:style-name="P39">The chain can be of either n full-adders, or else n-1 with an additional half-adder.</text:p>
            </text:list-item>
            <text:list-item>
              <text:p text:style-name="P40">The chain of n full-adders will take output carry from 1 full adder and apply it to the input of another...just like in addition by hand, but where the carry over is the input carry.</text:p>
            </text:list-item>
          </text:list>
        </text:list-item>
        <text:list-item>
          <text:p text:style-name="P37">Binary Adder (Next Steps – design and implementation)</text:p>
          <text:list>
            <text:list-item>
              <text:p text:style-name="P41">Designing the circuit does not require the use of a truth table with 512 entries since the cascading iterative method of a standard function can be applied to obtain a simpler implementing of it.</text:p>
            </text:list-item>
            <text:list-item>
              <text:p text:style-name="P37">However with this added complexity also another constraint is introduced that is the propagation of multi gate levels. <text:s/>Steady-state final value refers to the need for all inputs to be complete at any given stage before continuing further (propagation).</text:p>
            </text:list-item>
            <text:list-item>
              <text:p text:style-name="P37">Carry lookahead logic attempts to improve the speed with which a binary adder is able to function to complete its task in a parallel manner. <text:s/><text:span text:style-name="T28">(At the cost of greater hardware complexity).</text:span></text:p>
            </text:list-item>
          </text:list>
        </text:list-item>
        <text:list-item>
          <text:p text:style-name="P42">Binary Subtractor</text:p>
          <text:list>
            <text:list-item>
              <text:p text:style-name="P62">Since subtraction is addition of two’s complement</text:p>
            </text:list-item>
            <text:list-item>
              <text:p text:style-name="P62">The XOR gate is used for just one of the two bit strings in the cascade of adders</text:p>
            </text:list-item>
            <text:list-item>
              <text:p text:style-name="P62">Usually the adders and substractors are combined into a single piece of circuitry using a selector (M = 0 | 1) for the type of operation being done</text:p>
              <text:list>
                <text:list-item>
                  <text:p text:style-name="P62">If addition M = 0 and the circuit operates as an adder (would) since B XOR 0 is B and the carry into the circuit is 0</text:p>
                </text:list-item>
                <text:list-item>
                  <text:p text:style-name="P62">If subtraction M =1 and now B XOR 1 is B’ (1’s complement) and the carry in the circuit is 1 as well (direct from M selector) therefore the 2’s complement is added...for subtraction.</text:p>
                </text:list-item>
              </text:list>
            </text:list-item>
          </text:list>
        </text:list-item>
        <text:list-item>
          <text:p text:style-name="P43">Binary Multiplier <text:span text:style-name="T39">(skip)</text:span></text:p>
        </text:list-item>
        <text:list-item>
          <text:p text:style-name="P44">BCD Adder (<text:span text:style-name="T39">skip</text:span>)</text:p>
        </text:list-item>
        <text:list-item>
          <text:p text:style-name="P45">Multiplexer</text:p>
          <text:list>
            <text:list-item>
              <text:p text:style-name="P46">Combinational circuit that selects from many inputs line to a single output</text:p>
              <text:list>
                <text:list-item>
                  <text:p text:style-name="P57">Purpose of MUX to provide a path from a selected input to the output.</text:p>
                </text:list-item>
              </text:list>
            </text:list-item>
            <text:list-item>
              <text:p text:style-name="P48"><text:span text:style-name="T34">Role of decoder involves the s</text:span>election lines <text:span text:style-name="T34">which </text:span>control <text:span text:style-name="T34">the </text:span>input line <text:span text:style-name="T34">that is </text:span>used</text:p>
              <text:list>
                <text:list-item>
                  <text:p text:style-name="P49"><text:span text:style-name="T34">The only difference between Decoders and MUX is the second level of OR logic inside the device. <text:s text:c="3"/></text:span>n selection lines <text:span text:style-name="T34">are decoded to select one of </text:span>2^n input lines <text:span text:style-name="T37">and direct that to a single output</text:span></text:p>
                </text:list-item>
                <text:list-item>
                  <text:p text:style-name="P49"><text:span text:style-name="T37">several multiplexers can be used for multibit multiplexing (AAAA and BBBB can be two bit strings that are selected, and show up on output YYYY).</text:span></text:p>
                </text:list-item>
                <text:list-item>
                  <text:p text:style-name="P61"><text:soft-page-break/><text:span text:style-name="T37">NOTE: <text:s/>Recall that </text:span>decoders <text:span text:style-name="T37">are meant to only output non-zero for one signal on the way out, and since </text:span>muxes are <text:span text:style-name="T37">bulit using </text:span>decoders <text:span text:style-name="T37">in part</text:span> the<text:span text:style-name="T37">n the </text:span>output <text:span text:style-name="T37">if wired correctly is to produce a single input redirected </text:span></text:p>
                </text:list-item>
              </text:list>
            </text:list-item>
            <text:list-item>
              <text:p text:style-name="P54"><text:span text:style-name="T37">The circuitry</text:span></text:p>
              <text:list>
                <text:list-item>
                  <text:p text:style-name="P54"><text:span text:style-name="T37">Two</text:span>-level logic <text:span text:style-name="T37">is used (</text:span>AND-OR<text:span text:style-name="T37">)</text:span></text:p>
                </text:list-item>
                <text:list-item>
                  <text:p text:style-name="P54"><text:span text:style-name="T37">There is a step at or before the 1</text:span><text:span text:style-name="T35">st</text:span><text:span text:style-name="T34"> level of AND logic that decodes the selector lines and produces minterms of these bit combinations that correspond to input line selection (order matters)</text:span></text:p>
                </text:list-item>
                <text:list-item>
                  <text:p text:style-name="P53"><text:span text:style-name="T37">Each i</text:span>nput <text:span text:style-name="T32">lines and its proper selector lines are run directly into the </text:span>AND gates <text:span text:style-name="T34">in level 1 of the MUX, separately</text:span>. <text:s/></text:p>
                </text:list-item>
              </text:list>
            </text:list-item>
            <text:list-item>
              <text:p text:style-name="P60">Examples</text:p>
              <text:list>
                <text:list-item>
                  <text:p text:style-name="P53">2-to-1-line <text:span text:style-name="T36">multiplexer has two settings </text:span>S = 0, or S = 1 select<text:span text:style-name="T36">ing which of the two </text:span>input signal<text:span text:style-name="T36">s </text:span>(<text:span text:style-name="T36">and pay close attention to which </text:span>higher / lower order is important <text:span text:style-name="T31">to know</text:span>).</text:p>
                </text:list-item>
                <text:list-item>
                  <text:p text:style-name="P47"><text:span text:style-name="T36">In a 4</text:span>-to-1-line multiplexer <text:span text:style-name="T30">each input line is applied to a 3 input AND gates with two selector lines in the first level and attached to a single OR gate in level 2.(fanning gates)</text:span></text:p>
                </text:list-item>
                <text:list-item>
                  <text:p text:style-name="P59">NOTE REGARDING MULTIPLE BIT SELECTION….Quadruple two-to-one-line multiplexer <text:span text:style-name="T33">provides multi-bit selection logic, in which 1 input line may control selection between two multi-bit strings, <text:s/>by making use of the four multiplexers in levels 1 and 2 logic to yield one of two output 4 bit patterns carried on separate data lines.</text:span></text:p>
                </text:list-item>
              </text:list>
            </text:list-item>
            <text:list-item>
              <text:p text:style-name="P55">Properties o<text:span text:style-name="T37">f – each multiplexer has to involve the two level logic that is basically a decoder with an OR gate. <text:s/>Each additional OR gate in the second level adds another multiplexer in parallel. <text:s/>The naming e.g. 2-to-1 or 4-to-1 refers to the count of AND gates used. <text:s/>When used enable circuitry connects at level 1 and works to either blocks or activate all possible output from level 2 of the circuit.</text:span></text:p>
            </text:list-item>
            <text:list-item>
              <text:p text:style-name="P56"><text:span text:style-name="T38">Representations <text:s/>- A function table can be used to represent a mux by writing the select and output as a function of input lines, which are labeled as values in the function table under output Y. <tex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11:58.303362570</meta:creation-date>
    <dc:date>2019-11-12T00:40:19.273046482</dc:date>
    <meta:editing-duration>P2DT12H3M9S</meta:editing-duration>
    <meta:editing-cycles>115</meta:editing-cycles>
    <meta:generator>LibreOffice/6.0.1.1$Linux_X86_64 LibreOffice_project/60bfb1526849283ce2491346ed2aa51c465abfe6</meta:generator>
    <meta:print-date>2019-11-12T00:41:39.076431067</meta:print-date>
    <meta:document-statistic meta:table-count="0" meta:image-count="0" meta:object-count="0" meta:page-count="4" meta:paragraph-count="93" meta:word-count="2026" meta:character-count="11403" meta:non-whitespace-character-count="9512"/>
  </office:meta>
</office:document-meta>
</file>